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2" svg:font-family="'Trebuchet MS'" style:font-family-generic="swiss" style:font-pitch="variable"/>
    <style:font-face style:name="Trebuchet MS1" svg:font-family="'Trebuchet MS'" style:font-adornments="Cursief" style:font-family-generic="swiss" style:font-pitch="variable"/>
    <style:font-face style:name="Trebuchet MS" svg:font-family="'Trebuchet MS'" style:font-adornments="Vet" style:font-family-generic="swiss" style:font-pitch="variable"/>
    <style:font-face style:name="Verdana" svg:font-family="Verdana" style:font-adornments="Standa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fo:color="#000080" style:font-name="Trebuchet MS2" fo:font-size="44pt" style:font-size-asian="44pt" style:font-size-complex="44pt"/>
    </style:style>
    <style:style style:name="P5" style:family="paragraph" style:parent-style-name="Standard">
      <style:text-properties fo:font-size="8pt" style:font-size-asian="8pt" style:font-size-complex="8pt"/>
    </style:style>
    <style:style style:name="P6" style:family="paragraph" style:parent-style-name="Standard">
      <style:text-properties fo:font-weight="bold" style:font-weight-asian="bold" style:font-weight-complex="bold"/>
    </style:style>
    <style:style style:name="P7" style:family="paragraph" style:parent-style-name="Standard">
      <style:text-properties officeooo:paragraph-rsid="0018dc65"/>
    </style:style>
    <style:style style:name="P8" style:family="paragraph" style:parent-style-name="Standard">
      <style:text-properties officeooo:paragraph-rsid="001c1572"/>
    </style:style>
    <style:style style:name="P9" style:family="paragraph" style:parent-style-name="Standard">
      <style:text-properties officeooo:paragraph-rsid="001f7d1b"/>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2">
      <style:text-properties officeooo:paragraph-rsid="0018dc65"/>
    </style:style>
    <style:style style:name="P13" style:family="paragraph" style:parent-style-name="Standard" style:list-style-name="L2">
      <style:text-properties officeooo:rsid="001a4a56" officeooo:paragraph-rsid="001a4a56"/>
    </style:style>
    <style:style style:name="P14" style:family="paragraph" style:parent-style-name="Standard" style:list-style-name="L2">
      <style:text-properties officeooo:rsid="001cefd5" officeooo:paragraph-rsid="001cefd5"/>
    </style:style>
    <style:style style:name="P15" style:family="paragraph" style:parent-style-name="Standard" style:list-style-name="L2">
      <style:text-properties officeooo:rsid="001c1572" officeooo:paragraph-rsid="001c1572"/>
    </style:style>
    <style:style style:name="P16" style:family="paragraph" style:parent-style-name="Heading_20_1">
      <style:paragraph-properties fo:break-before="page"/>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1cefd5" style:font-weight-asian="bold" style:font-weight-complex="bold"/>
    </style:style>
    <style:style style:name="T3" style:family="text">
      <style:text-properties fo:font-size="8pt" style:font-size-asian="8pt" style:font-size-complex="8pt"/>
    </style:style>
    <style:style style:name="T4" style:family="text">
      <style:text-properties fo:font-size="8pt" officeooo:rsid="001af761" style:font-size-asian="8pt" style:font-size-complex="8pt"/>
    </style:style>
    <style:style style:name="T5" style:family="text">
      <style:text-properties fo:font-size="8pt" officeooo:rsid="001fe473" style:font-size-asian="8pt" style:font-size-complex="8pt"/>
    </style:style>
    <style:style style:name="T6" style:family="text">
      <style:text-properties style:font-name="Courier New"/>
    </style:style>
    <style:style style:name="T7" style:family="text">
      <style:text-properties style:font-name="Courier New" officeooo:rsid="0018dc65"/>
    </style:style>
    <style:style style:name="T8" style:family="text">
      <style:text-properties style:font-name="Courier New" officeooo:rsid="001f7d1b"/>
    </style:style>
    <style:style style:name="T9" style:family="text">
      <style:text-properties fo:font-style="italic" style:font-style-asian="italic" style:font-style-complex="italic"/>
    </style:style>
    <style:style style:name="T10" style:family="text">
      <style:text-properties officeooo:rsid="0018dc65"/>
    </style:style>
    <style:style style:name="T11" style:family="text">
      <style:text-properties officeooo:rsid="0018facb"/>
    </style:style>
    <style:style style:name="T12" style:family="text">
      <style:text-properties officeooo:rsid="001a4a56"/>
    </style:style>
    <style:style style:name="T13" style:family="text">
      <style:text-properties officeooo:rsid="001af761"/>
    </style:style>
    <style:style style:name="T14" style:family="text">
      <style:text-properties officeooo:rsid="001c1572"/>
    </style:style>
    <style:style style:name="T15" style:family="text">
      <style:text-properties officeooo:rsid="001dbfb1"/>
    </style:style>
    <style:style style:name="T16" style:family="text">
      <style:text-properties officeooo:rsid="001f7d1b"/>
    </style:style>
    <style:style style:name="T17" style:family="text">
      <style:text-properties officeooo:rsid="001fb373"/>
    </style:style>
    <style:style style:name="T18" style:family="text">
      <style:text-properties officeooo:rsid="001fe47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Code Snippets plug-in</text:p>
      <text:p text:style-name="P4">for</text:p>
      <text:p text:style-name="P4">Notepad++</text:p>
      <text:p text:style-name="P2"/>
      <text:p text:style-name="P2"/>
      <text:p text:style-name="P2"/>
      <text:p text:style-name="P2"/>
      <text:p text:style-name="P2"/>
      <text:p text:style-name="P2"/>
      <text:p text:style-name="P2"/>
      <text:p text:style-name="P3">Version 1.<text:span text:style-name="T15">2</text:span>.0</text:p>
      <text:p text:style-name="P2"/>
      <text:p text:style-name="P2"/>
      <text:p text:style-name="P2"/>
      <text:p text:style-name="P2"><text:span text:style-name="T18">8 January</text:span> 201<text:span text:style-name="T18">3</text:span></text:p>
      <text:p text:style-name="P2"/>
      <text:p text:style-name="P1"/>
      <text:table-of-content text:style-name="Sect1" text:protected="true" text:name="Inhoudsopgave1">
        <text:table-of-content-source text:outline-level="1">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Content</text:p>
          </text:index-title>
          <text:p text:style-name="P17">Introduction<text:tab/>3</text:p>
          <text:p text:style-name="P17">How to install or upgrade<text:tab/>3</text:p>
          <text:p text:style-name="P17">How to use<text:tab/>3</text:p>
          <text:p text:style-name="P17">How to add or edit libraries or snippets<text:tab/>3</text:p>
          <text:p text:style-name="P17">Database<text:tab/>4</text:p>
          <text:p text:style-name="P17">Why a SQLite database and not plain text files?<text:tab/>4</text:p>
          <text:p text:style-name="P17">Provided Snippets Libraries<text:tab/>5</text:p>
          <text:p text:style-name="P17">User generated libraries<text:tab/>5</text:p>
          <text:p text:style-name="P17">Wish List<text:tab/>5</text:p>
          <text:p text:style-name="P17">Known Issues<text:tab/>5</text:p>
          <text:p text:style-name="P17">License<text:tab/>6</text:p>
          <text:p text:style-name="P17">How to compile<text:tab/>6</text:p>
          <text:p text:style-name="P17">Contact<text:tab/>6</text:p>
          <text:p text:style-name="P17">Release history<text:tab/>6</text:p>
        </text:index-body>
      </text:table-of-content>
      <text:p text:style-name="Standard"/>
      <text:p text:style-name="Standard"/>
      <text:h text:style-name="P16" text:outline-level="1">Introduction</text:h>
      <text:p text:style-name="Standard">NppSnippets is a plug-in for <text:a xlink:type="simple" xlink:href="http://notepad-plus.sourceforge.net/">Notepad++</text:a>. It adds the possibility to add code snippets to the current document by selecting it from a simple list.</text:p>
      <text:h text:style-name="Heading_20_1" text:outline-level="1">How to install or upgrade</text:h>
      <text:p text:style-name="Standard">The easiest way to install this plugin is by using the Plugin Manager: from the “Plugins” menu, choose the “Plugin Manager” and “Show Plugin Manager”. Select the “Snippets” plugin and choose “install” and follow the instructions on the screen.</text:p>
      <text:p text:style-name="Standard"/>
      <text:p text:style-name="Standard">To manually install the plugin, copy <text:span text:style-name="T6">NppSnippets.dll</text:span> to the <text:span text:style-name="T6">plugins</text:span> directory and copy <text:span text:style-name="T6">Template.sqlite</text:span> to the <text:span text:style-name="T6">plugins/config</text:span> directory in the user's “Application Data” directory and name it <text:span text:style-name="T6">NppSnippets.sqlite</text:span>. Then (re)start Notepad++. <text:span text:style-name="T16">On my Windows 7 machine this directory is </text:span><text:span text:style-name="T8">C:\Users\Frank\AppData\Roaming\Notepad++\plugins\config</text:span></text:p>
      <text:p text:style-name="Standard"/>
      <text:p text:style-name="P9">You can place t<text:span text:style-name="T16">he database</text:span> in the <text:span text:style-name="T6">plugins/config</text:span> directory in the Notepad++ installation directory typically in the “Program Files” directory, but this could result in a read-only database due to file permissions and/or User Account Control (UAC). Therefore it is advised to put it in your “Application Data” directory.</text:p>
      <text:p text:style-name="P9"/>
      <text:p text:style-name="P9">You can also specify a custom path (like <text:span text:style-name="T16">a </text:span><text:span text:style-name="T17">shared </text:span><text:span text:style-name="T16">network path or </text:span>your Dropbox <text:span text:style-name="T16">directory</text:span>) for your database by manually editing the <text:span text:style-name="T6">NppSnippets.ini</text:span> file and adding a <text:span text:style-name="T6">DBFile</text:span> entry <text:span text:style-name="T16">pointing to the full path name of the database</text:span>.</text:p>
      <text:p text:style-name="Standard"/>
      <text:p text:style-name="Standard">When you automatically upgrade through the Plugin Manager your database is not touched. If you are manually upgrading at least replace the existing dll. It is up to you if you override your own database with the template database provided in the archive. If you have not changed existing snippets or added your own, it is recommended to use the database in the archive.</text:p>
      <text:p text:style-name="Standard"/>
      <text:p text:style-name="Standard">Note that this is a Unicode plug-in, so it doesn't work with an ANSI versions of Notepad++. I have no plans to create an ANSI version, but patches are welcome. The <text:a xlink:type="simple" xlink:href="http://www.microsoft.com/downloads/details.aspx?familyid=200b2fd9-ae1a-4a14-984d-389c36f85647">Microsoft Visual C++ 2005 Redistributable Package</text:a> needs to be installed on the <text:span text:style-name="T16">computer</text:span> as well.</text:p>
      <text:h text:style-name="Heading_20_1" text:outline-level="1">How to use</text:h>
      <text:p text:style-name="Standard">To open the Snippets window, click on the “S” button on the toolbar, or via the menu “Plugins”, “Snippets”, “Snippets”.</text:p>
      <text:p text:style-name="Standard"/>
      <text:p text:style-name="Standard">The window consist of two parts. A combo-box where you can select the library and underneath it is the list of snippets in the chosen library. To insert a snippet simply double‑click on the item in the list and the snippet is inserted at the current cursor position.</text:p>
      <text:p text:style-name="Standard"/>
      <text:p text:style-name="Standard">When you switch to a document with another language the snippets for that new language are read from the database.</text:p>
      <text:h text:style-name="Heading_20_1" text:outline-level="1">How to add or edit libraries or snippets</text:h>
      <text:p text:style-name="Standard">To add or edit a snippet, right-click the snippet in the list and edit. To add or edit a library right-click the combo-box where you select the current library. You can also import a library from another database via this context menu.</text:p>
      <text:p text:style-name="Standard"/>
      <text:p text:style-name="Standard">To add a lot of snippets, I suggest that you look at the section below that describes the database structure and import your data with you favorite SQLite management tool.</text:p>
      <text:h text:style-name="Heading_20_1" text:outline-level="1"><text:soft-page-break/>Database</text:h>
      <text:p text:style-name="Standard">NppSnippets uses a <text:a xlink:type="simple" xlink:href="http://www.sqlite.org/">SQLite</text:a> database to store the content. In the archive is a file named <text:span text:style-name="T6">NppSnippets.sql</text:span>. With this you can generate a new (almost empty) SQLite database. At least SQLite 3.6.19 is needed because a foreign key constrains are used and the plug-in will need this when the editing the data through the GUI. So be sure not to create the database with an older SQLite management tool that breaks this.</text:p>
      <text:p text:style-name="Standard"/>
      <text:p text:style-name="Standard">You should only update, insert or delete records and not modify the structure of the database. That can cause the plug-in (and as a result of that Notepad++ itself) to crash.</text:p>
      <text:p text:style-name="Standard"/>
      <text:p text:style-name="Standard">The database structure is quite simple. There are four tables <text:span text:style-name="T6">Library</text:span>, <text:span text:style-name="T6">LibraryLang</text:span>, <text:span text:style-name="T6">Snippets</text:span> and <text:span text:style-name="T6">LangLastUsed</text:span>. There is a one-to-many relation between <text:span text:style-name="T6">Library</text:span> and <text:span text:style-name="T6">LibraryLang</text:span>, between <text:span text:style-name="T6">Library</text:span> and <text:span text:style-name="T6">Snippets</text:span> and between <text:span text:style-name="T6">Library</text:span> and <text:span text:style-name="T6">LangLastUsed</text:span>. They are all linked to each other with the LibraryID field. It is possible to have multiple libraries per language and one library can be used for many languages.</text:p>
      <text:p text:style-name="Standard"/>
      <text:p text:style-name="Standard">For every library at least one record in the <text:span text:style-name="T6">LibraryLang</text:span> and <text:span text:style-name="T6">Snippets</text:span> tables is needed.</text:p>
      <text:h text:style-name="Heading_20_2" text:outline-level="2">Library</text:h>
      <text:list xml:id="list34476981" text:style-name="L1">
        <text:list-item>
          <text:p text:style-name="P10">LibraryID: The unique identifier of this library.</text:p>
        </text:list-item>
        <text:list-item>
          <text:p text:style-name="P10">Name: Name of the library</text:p>
        </text:list-item>
        <text:list-item>
          <text:p text:style-name="P10">CreatedBy: Who created this library</text:p>
        </text:list-item>
        <text:list-item>
          <text:p text:style-name="P10">Comments: Comments about this library</text:p>
        </text:list-item>
        <text:list-item>
          <text:p text:style-name="P10">SortBy: Which fields of <text:span text:style-name="T6">Snippets</text:span> are used to sort <text:s/>0 = “Name, Sort” <text:s/>1 = “Sort, Name”</text:p>
        </text:list-item>
      </text:list>
      <text:h text:style-name="Heading_20_2" text:outline-level="2">LibraryLang</text:h>
      <text:list xml:id="list34493847" text:continue-numbering="true" text:style-name="L1">
        <text:list-item>
          <text:p text:style-name="P10">LibraryID: The library this item is part of.</text:p>
        </text:list-item>
        <text:list-item>
          <text:p text:style-name="P10">Lang: LangType from <text:span text:style-name="T6">Notepad_plus_msgs.h</text:span>. There are two special cases:</text:p>
          <text:list>
            <text:list-item>
              <text:p text:style-name="P10">Libs with Lang = -1 are shown when there is no library for the current language</text:p>
            </text:list-item>
            <text:list-item>
              <text:p text:style-name="P10">Libs with Lang = -2 are shown for every language</text:p>
            </text:list-item>
          </text:list>
        </text:list-item>
      </text:list>
      <text:h text:style-name="Heading_20_2" text:outline-level="2">Snippets</text:h>
      <text:list xml:id="list34512269" text:continue-numbering="true" text:style-name="L1">
        <text:list-item>
          <text:p text:style-name="P10">SnippetID: The unique identifier of this snippet</text:p>
        </text:list-item>
        <text:list-item>
          <text:p text:style-name="P10">LibraryID: The library this item is part of</text:p>
        </text:list-item>
        <text:list-item>
          <text:p text:style-name="P10">Name: The name of the snippet</text:p>
        </text:list-item>
        <text:list-item>
          <text:p text:style-name="P10">BeforeSelection: The text inserted before the current cursor / selection</text:p>
        </text:list-item>
        <text:list-item>
          <text:p text:style-name="P10">AfterSelection: The text inserted after the current cursor / selection</text:p>
        </text:list-item>
        <text:list-item>
          <text:p text:style-name="P10">ReplaceSelection: Replace a selection or ignore the selection and insert</text:p>
        </text:list-item>
        <text:list-item>
          <text:p text:style-name="P10">NewDocument: Create a new document before inserting this snippet?</text:p>
        </text:list-item>
        <text:list-item>
          <text:p text:style-name="P10">NewDocumentLang: Change the language of the new document to this language.</text:p>
        </text:list-item>
        <text:list-item>
          <text:p text:style-name="P10">Sort: Can determine the order of the snipping in the list. Depends on Library(SortBy) how the list is sorted.</text:p>
        </text:list-item>
      </text:list>
      <text:h text:style-name="Heading_20_2" text:outline-level="2">LangLastUsed</text:h>
      <text:list xml:id="list34494177" text:continue-numbering="true" text:style-name="L1">
        <text:list-item>
          <text:p text:style-name="P10">Lang: LangType from <text:span text:style-name="T6">Notepad_plus_msgs.h</text:span>.</text:p>
        </text:list-item>
        <text:list-item>
          <text:p text:style-name="P10">LibraryID: This library is the last one used for this language<text:span text:style-name="T9">.</text:span></text:p>
        </text:list-item>
      </text:list>
      <text:p text:style-name="Standard"/>
      <text:p text:style-name="Standard">The current schema <text:span text:style-name="T6">user_version</text:span> of the database is 3.</text:p>
      <text:h text:style-name="Heading_20_1" text:outline-level="1">Why a SQLite database and not plain text files?</text:h>
      <text:p text:style-name="Standard">All the snippets are in one <text:a xlink:type="simple" xlink:href="http://www.sqlite.org/">SQLite</text:a> database. SQLite is fast and easy to use. With SQLite most of the file and storage handling is taken care of. This is much more efficient then designing my own (complex) file format and implementing a parser and a writer, although I understand that <text:soft-page-break/>editing a SQLite database is not as easy to edit for some as editing plain text files. But there is a user interface for editing the snippets.</text:p>
      <text:h text:style-name="Heading_20_1" text:outline-level="1">Provided Snippets Libraries</text:h>
      <text:p text:style-name="Standard">At this moment the database is filled with these libraries.</text:p>
      <text:p text:style-name="Standard"/>
      <text:p text:style-name="P6">Library Name<text:tab/><text:tab/><text:tab/>Languages<text:tab/><text:tab/><text:tab/><text:tab/>By</text:p>
      <text:p text:style-name="P8">ANSI Characters<text:tab/><text:tab/><text:tab/>All<text:tab/><text:tab/><text:tab/><text:tab/><text:tab/>FFes</text:p>
      <text:p text:style-name="P8"><text:span text:style-name="T14">Template</text:span>s<text:tab/><text:tab/><text:tab/><text:tab/>All<text:tab/><text:tab/><text:tab/><text:tab/><text:tab/>FFes</text:p>
      <text:p text:style-name="P8">HTML Tags<text:tab/><text:tab/><text:tab/><text:tab/>HTML, PHP, ASP<text:tab/><text:tab/><text:tab/>FFes</text:p>
      <text:p text:style-name="Standard">HTML Characters<text:tab/><text:tab/><text:tab/>HTML, PHP, ASP<text:tab/><text:tab/><text:tab/>FFes</text:p>
      <text:p text:style-name="Standard">Greek Characters<text:tab/><text:tab/><text:tab/>HTML, PHP, ASP<text:tab/><text:tab/><text:tab/>FFes</text:p>
      <text:p text:style-name="Standard">W3C Doctypes<text:tab/><text:tab/><text:tab/>HTML<text:tab/><text:tab/><text:tab/><text:tab/><text:tab/>FFes</text:p>
      <text:p text:style-name="Standard">CSS Tags<text:tab/><text:tab/><text:tab/><text:tab/>CSS, HTML<text:tab/><text:tab/><text:tab/><text:tab/>FFes</text:p>
      <text:p text:style-name="Standard">JavaScript - Math<text:tab/><text:tab/><text:tab/>JavaScript, HTML<text:tab/><text:tab/><text:tab/>FFes</text:p>
      <text:p text:style-name="Standard">PHP Language<text:tab/><text:tab/><text:tab/>PHP<text:tab/><text:tab/><text:tab/><text:tab/><text:tab/>jvdanilo</text:p>
      <text:p text:style-name="Standard">XML Tags<text:tab/><text:tab/><text:tab/><text:tab/>XML<text:tab/><text:tab/><text:tab/><text:tab/><text:tab/>jvdanilo</text:p>
      <text:h text:style-name="Heading_20_1" text:outline-level="1">User generated libraries</text:h>
      <text:p text:style-name="Standard">From version 0.7 it is possible to import libraries from another NppSnippets database. This way redistributing user generated libraries becomes easy. If you have created your own library and think it can be useful for others, send it to me and I will put them on <text:a xlink:type="simple" xlink:href="http://www.fesevur.com/nppsnippets">my website</text:a>.</text:p>
      <text:h text:style-name="Heading_20_1" text:outline-level="1">Wish List</text:h>
      <text:list xml:id="list34494212" text:continue-numbering="true" text:style-name="L1">
        <text:list-item>
          <text:p text:style-name="P10">Template handling: variables in the snippets</text:p>
        </text:list-item>
        <text:list-item>
          <text:p text:style-name="P10">Select a text, right-click that selection and add as new snippet.</text:p>
        </text:list-item>
        <text:list-item>
          <text:p text:style-name="P10">If anyone can fix the MinGW compatible makefile, I can eliminate the need for the Visual C++ Redistributable Package.</text:p>
        </text:list-item>
        <text:list-item>
          <text:p text:style-name="P10">If possible, drag-and-drop from the list to the active document.</text:p>
        </text:list-item>
        <text:list-item>
          <text:p text:style-name="P10">Add keyboard shortcut keys to a snippet. It seems to be impossible to change shortcut keys on the fly. If anybody know how to get this to work, let me know!</text:p>
        </text:list-item>
        <text:list-item>
          <text:p text:style-name="P10">Remember the last select snippet from the list. Useful when switching between different languages.</text:p>
        </text:list-item>
        <text:list-item>
          <text:p text:style-name="P10">Add support for multiple selections.</text:p>
        </text:list-item>
        <text:list-item>
          <text:p text:style-name="P10">Copy a certain snippet to another library.</text:p>
        </text:list-item>
        <text:list-item>
          <text:p text:style-name="P10"><text:span text:style-name="T16">Properly i</text:span>ndent the snippet.</text:p>
        </text:list-item>
        <text:list-item>
          <text:p text:style-name="P10">Options dialog to edit the location of the database.</text:p>
        </text:list-item>
      </text:list>
      <text:h text:style-name="Heading_20_1" text:outline-level="1">Known Issues</text:h>
      <text:list xml:id="list34501461" text:continue-numbering="true" text:style-name="L1">
        <text:list-item>
          <text:p text:style-name="P10">Closing the snippets window with the 'x' does not update toolbar icon and menu item. And as a result of that the state is not remembered properly. I need to find the notification that is send to the window on clicking the 'x'.</text:p>
        </text:list-item>
        <text:list-item>
          <text:p text:style-name="P10">Text coding (like ANSI, UTF-8, UCS-2) are not always properly converted. When the coding of the text document is different from the coding used in the snippets strange characters can appear.</text:p>
        </text:list-item>
        <text:list-item>
          <text:p text:style-name="P10">When a library is not alphabetic sorted, and you move an item up or down, this is slow. This is because the “Sort”-field of all the snippets of that library need to be updated in the database.</text:p>
        </text:list-item>
        <text:list-item>
          <text:p text:style-name="P10">On Windows XP disabling context menu items like the “Move Up” and “Move Down” menu items is not visible. They don't turn gray but they are really disabled.</text:p>
        </text:list-item>
        <text:list-item>
          <text:p text:style-name="P10">The icon on the docking tab is inverted for some strange reason.</text:p>
        </text:list-item>
        <text:list-item>
          <text:p text:style-name="P10">When there is no write-access to the database, this is not properly handled.</text:p>
        </text:list-item>
      </text:list>
      <text:h text:style-name="Heading_20_1" text:outline-level="1"><text:soft-page-break/>License</text:h>
      <text:p text:style-name="Standard">This plug-in is published under the GPL‑2 license. See the <text:span text:style-name="T6">license.html</text:span> that comes with this release for the full license agreement. You can download the sources of the latest version from <text:a xlink:type="simple" xlink:href="http://code.google.com/p/nppsnippets/">http://code.google.com/p/nppsnippets/</text:a>.</text:p>
      <text:h text:style-name="Heading_20_1" text:outline-level="1">How to compile</text:h>
      <text:p text:style-name="Standard">To compile NppSnippets you need Visual Studio. Project files for VS 2005 and VS 2010 are provided and actively used. The release dll-file is compiled with VS 2005. To compile with VS 2008 you can convert the VS 2005 project files.</text:p>
      <text:p text:style-name="Standard"/>
      <text:p text:style-name="Standard">There is also a <text:a xlink:type="simple" xlink:href="http://www.mingw.org/">MinGW</text:a> makefile. This use to compile the sources and generated a dll file, somewhere along the road that stopped working. I have no plans to fix this at the moment, since I don't actively use it. But when the MinGW compilation should work, maybe I can use it as the compiler for the releases, because this eliminates the need for the VC++ Redistributable Package to be installed on the machine. So if anyone has a fix, I will seriously consider it.</text:p>
      <text:h text:style-name="Heading_20_1" text:outline-level="1">Contact</text:h>
      <text:p text:style-name="Standard">The project's web page can be found at <text:a xlink:type="simple" xlink:href="http://www.fesevur.com/nppsnippets">http://www.fesevur.com/nppsnippets</text:a>. The downloads and issue tracker can be found at <text:a xlink:type="simple" xlink:href="http://code.google.com/p/nppsnippets/">http://code.google.com/p/nppsnippets/</text:a>.</text:p>
      <text:p text:style-name="Standard"/>
      <text:p text:style-name="Standard">If you have problems with, questions about or suggestions for NppSnippets you can contact me at <text:a xlink:type="simple" xlink:href="mailto:fesevur@gmail.com">fesevur@gmail.com</text:a>.</text:p>
      <text:h text:style-name="Heading_20_1" text:outline-level="1">Release history</text:h>
      <text:p text:style-name="P7"><text:span text:style-name="T1">Version 1.</text:span><text:span text:style-name="T2">2</text:span><text:span text:style-name="T1">.</text:span><text:span text:style-name="T2">0</text:span> <text:span text:style-name="T3">(</text:span><text:span text:style-name="T5">8 January </text:span><text:span text:style-name="T4">201</text:span><text:span text:style-name="T5">3</text:span><text:span text:style-name="T3">)</text:span></text:p>
      <text:list xml:id="list34477047" text:style-name="L2">
        <text:list-item>
          <text:p text:style-name="P12"><text:span text:style-name="T10">There was an inconsistency between the documentation and code about the name of the option to specify your custom path for the database. Use </text:span><text:span text:style-name="T7">DBFile</text:span><text:span text:style-name="T10"> from now on. For backwards compatibility the </text:span><text:span text:style-name="T7">DBPath</text:span><text:span text:style-name="T10"> entry will </text:span><text:span text:style-name="T11">still </text:span><text:span text:style-name="T12">be recognized</text:span><text:span text:style-name="T10">.</text:span></text:p>
        </text:list-item>
        <text:list-item>
          <text:p text:style-name="P13">When a snippets creates a new document and the current document is empty, it reuses the current one and does not start a new.</text:p>
        </text:list-item>
        <text:list-item>
          <text:p text:style-name="P14">Added Duplicate snippet function to context menu.</text:p>
        </text:list-item>
        <text:list-item>
          <text:p text:style-name="P15">New <text:span text:style-name="T15">(</text:span>simple<text:span text:style-name="T15">)</text:span> templates library.</text:p>
        </text:list-item>
        <text:list-item>
          <text:p text:style-name="P12">Upgrade to SQLite version 3.7.<text:span text:style-name="T10">1</text:span><text:span text:style-name="T13">5.</text:span><text:span text:style-name="T15">1</text:span></text:p>
        </text:list-item>
      </text:list>
      <text:p text:style-name="Text_20_body"/>
      <text:p text:style-name="Standard"><text:span text:style-name="T1">Version 1.1.0</text:span> <text:span text:style-name="T3">(13 December 2011)</text:span></text:p>
      <text:list xml:id="list34514293" text:continue-numbering="true" text:style-name="L2">
        <text:list-item>
          <text:p text:style-name="P11">You can now add a new snippet to a library based upon the current selection or based upon the content of the clipboard. Right-click the snippets list to use these items.</text:p>
        </text:list-item>
        <text:list-item>
          <text:p text:style-name="P11">Installation has been improved. A template database is provided and when the plug-in tries to find an existing database and it can't find it, it copies this template database to the AppData plugin-config directory.</text:p>
        </text:list-item>
        <text:list-item>
          <text:p text:style-name="P11">The About dialog now shows the change-log.</text:p>
        </text:list-item>
        <text:list-item>
          <text:p text:style-name="P11">When you upgrade the very first time the change-log for the current version will be shown.</text:p>
        </text:list-item>
        <text:list-item>
          <text:p text:style-name="P11">When you didn't select a specific library for a certain language, the automatic selection of the library is improved. The first language specific library is preferred over the first general library.</text:p>
        </text:list-item>
        <text:list-item>
          <text:p text:style-name="P11">Resized the edit snippet dialog.</text:p>
        </text:list-item>
        <text:list-item>
          <text:p text:style-name="P11">Upgrade to SQLite version 3.7.9</text:p>
        </text:list-item>
        <text:list-item>
          <text:p text:style-name="P11">Moved the download to <text:a xlink:type="simple" xlink:href="http://code.google.com/p/nppsnippets/">Google code</text:a>. This gives me statistics about downloads and an issue tracker. The project's <text:a xlink:type="simple" xlink:href="http://www.fesevur.com/nppsnippets">web page</text:a> stays where it is.</text:p>
        </text:list-item>
      </text:list>
      <text:p text:style-name="Standard"/>
      <text:p text:style-name="Standard"><text:span text:style-name="T1">Version 1.0.0</text:span> <text:span text:style-name="T3">(6 September 2011)</text:span></text:p>
      <text:list xml:id="list34513500" text:continue-numbering="true" text:style-name="L2">
        <text:list-item>
          <text:p text:style-name="P11">The selection or cursor position are now restored after inserting a snippet.</text:p>
        </text:list-item>
      </text:list>
      <text:p text:style-name="Standard"/>
      <text:p text:style-name="Standard"><text:span text:style-name="T1">Version 0.7.1</text:span> <text:span text:style-name="T3">(28 August 2011)</text:span></text:p>
      <text:list xml:id="list34519184" text:continue-numbering="true" text:style-name="L2">
        <text:list-item>
          <text:p text:style-name="P11"><text:soft-page-break/>Fixed a bug in the dialog to edit the languages for a certain library. This bug could cause a problem that libraries turn invisible, since all the records in LibraryLang table for that library were deleted and no new records were added.</text:p>
        </text:list-item>
        <text:list-item>
          <text:p text:style-name="P11">Added a JavaScript - Math library.</text:p>
        </text:list-item>
      </text:list>
      <text:p text:style-name="Standard"/>
      <text:p text:style-name="Standard"><text:span text:style-name="T1">Version 0.7.0</text:span> <text:span text:style-name="T3">(1 August 2011)</text:span></text:p>
      <text:list xml:id="list34519845" text:continue-numbering="true" text:style-name="L2">
        <text:list-item>
          <text:p text:style-name="P11">A user interface for editing the language selection for libraries has been added. You need at least Notepad++ version 5.93 for this feature.</text:p>
        </text:list-item>
        <text:list-item>
          <text:p text:style-name="P11">You can import a library from another NppSnippet database.</text:p>
        </text:list-item>
        <text:list-item>
          <text:p text:style-name="P11">Start a new document for a certain snippets, and allow that snippet to set the language of that new document. There were already fields in the database for this. It can be very useful to start a new CSS-file or JavaScript-file from HTML, etc.</text:p>
        </text:list-item>
        <text:list-item>
          <text:p text:style-name="P11">Added an option <text:span text:style-name="T6">DBPath</text:span> to the ini-file to override the default location of the database. Made this mainly for my own testing, but maybe it is useful for others as well (corporate database). You need to manually edit the ini-file to use this.</text:p>
        </text:list-item>
        <text:list-item>
          <text:p text:style-name="P11">Added an icon to the tab of the docking interface.</text:p>
        </text:list-item>
        <text:list-item>
          <text:p text:style-name="P11">Upgrade to SQLite version 3.7.7.1</text:p>
        </text:list-item>
      </text:list>
      <text:p text:style-name="Standard"/>
      <text:p text:style-name="Standard"><text:span text:style-name="T1">Version 0.6.0</text:span> <text:span text:style-name="T3">(15 June 2011)</text:span></text:p>
      <text:list xml:id="list34496516" text:continue-numbering="true" text:style-name="L2">
        <text:list-item>
          <text:p text:style-name="P11">It is now possible to add, edit or delete the snippets and the libraries from within Notepad++. It is not yet possible to edit the languages for a library.</text:p>
        </text:list-item>
        <text:list-item>
          <text:p text:style-name="P11">Added a new ANSI-characters library for all languages.</text:p>
        </text:list-item>
        <text:list-item>
          <text:p text:style-name="P11">Deleted the useless General library.</text:p>
        </text:list-item>
        <text:list-item>
          <text:p text:style-name="P11">Upgrade to SQLite version 3.7.6.3</text:p>
        </text:list-item>
      </text:list>
      <text:p text:style-name="Standard"/>
      <text:p text:style-name="Standard"><text:span text:style-name="T1">Version 0.5.0</text:span> <text:span text:style-name="T3">(21 December 2010)</text:span></text:p>
      <text:list xml:id="list34518791" text:continue-numbering="true" text:style-name="L2">
        <text:list-item>
          <text:p text:style-name="P11">Upgrade to SQLite version 3.7.4</text:p>
        </text:list-item>
      </text:list>
      <text:list xml:id="list34520794" text:continue-list="list34501461" text:style-name="L1">
        <text:list-item>
          <text:p text:style-name="P10">The focus is returned to the Scintilla window at start-up and after inserting a snippet.</text:p>
        </text:list-item>
        <text:list-item>
          <text:p text:style-name="P10">The plug-in remembers if it is shown.</text:p>
        </text:list-item>
      </text:list>
      <text:list xml:id="list34514874" text:continue-list="list34518791" text:style-name="L2">
        <text:list-item>
          <text:p text:style-name="P11">Added another special language to the table LibraryLang: Lang = -2. Libraries with this language will always be shown for all languages.</text:p>
        </text:list-item>
        <text:list-item>
          <text:p text:style-name="P11">The languages last used is now stored in a separate table. The database schema version is 3. With this the libraries with special languages (negative language ID's) can be remembered as last used as well.</text:p>
        </text:list-item>
        <text:list-item>
          <text:p text:style-name="P11">Error message when the database can not be opened.</text:p>
        </text:list-item>
      </text:list>
      <text:p text:style-name="Standard"/>
      <text:p text:style-name="Standard"><text:span text:style-name="T1">Version 0.4.0</text:span> <text:span text:style-name="T3">(8 April 2010)</text:span></text:p>
      <text:list xml:id="list34518849" text:continue-numbering="true" text:style-name="L2">
        <text:list-item>
          <text:p text:style-name="P11">The database schema is updated and is now at version 2. The most important difference is that the “language” and “last used” field of the library are now in a separate table, allowing it to be one-to-many. Existing databases will be converted automatically to the new schema.</text:p>
        </text:list-item>
        <text:list-item>
          <text:p text:style-name="P11">When there are multiple libraries for a language, changing to another library works and the last used library is remembered.</text:p>
        </text:list-item>
        <text:list-item>
          <text:p text:style-name="P11">The plug-in now first tries to find the database in the user's plug-in config directory. On my Windows XP machine that is <text:span text:style-name="T6">C:\Documents and Settings\Frank\Application Data\Notepad++\plugins\config</text:span>. If the database can't be found there it looks in the plugin\config directory in the Notepad++ installation directory, in my case <text:span text:style-name="T6">C:\Program Files\Notepad++\plugins\Config</text:span>.</text:p>
        </text:list-item>
        <text:list-item>
          <text:p text:style-name="P11">Small improvements to the About dialog.</text:p>
        </text:list-item>
        <text:list-item>
          <text:p text:style-name="P11">There are now 4 HTML libraries, 1 PHP libraries, 1 XML library and 1 (rather useless) General library</text:p>
        </text:list-item>
      </text:list>
      <text:p text:style-name="Standard"/>
      <text:p text:style-name="Standard"><text:span text:style-name="T1">Version 0.3.0</text:span> <text:span text:style-name="T3">(10 February 2010)</text:span></text:p>
      <text:list xml:id="list34506924" text:continue-numbering="true" text:style-name="L2">
        <text:list-item>
          <text:p text:style-name="P11">First alpha version, released under the GPL2 license.</text:p>
        </text:list-item>
        <text:list-item>
          <text:p text:style-name="P11">The basics work, no User Interface yet to edit the snippets</text:p>
        </text:list-item>
      </text:list>
      <text:p text:style-name="P5"/>
      <text:p text:style-name="Standard"><text:span text:style-name="T1">Version 0.1.0</text:span> <text:span text:style-name="T3">(22 January 2010)</text:span></text:p>
      <text:list xml:id="list34519318" text:continue-numbering="true" text:style-name="L2">
        <text:list-item>
          <text:p text:style-name="P11">Internal proof of concept.</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2" svg:font-family="'Trebuchet MS'" style:font-family-generic="swiss" style:font-pitch="variable"/>
    <style:font-face style:name="Trebuchet MS1" svg:font-family="'Trebuchet MS'" style:font-adornments="Cursief" style:font-family-generic="swiss" style:font-pitch="variable"/>
    <style:font-face style:name="Trebuchet MS" svg:font-family="'Trebuchet MS'" style:font-adornments="Vet" style:font-family-generic="swiss" style:font-pitch="variable"/>
    <style:font-face style:name="Verdana" svg:font-family="Verdana" style:font-adornments="Standa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2" fo:widows="2" style:page-number="auto"/>
      <style:text-properties style:font-name="Verdana" fo:font-size="10pt"/>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color="#000080" style:font-name="Trebuchet M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color="#000080" style:font-name="Trebuchet M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style:font-name="Trebuchet MS1" fo:font-size="12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Footnote" style:family="paragraph" style:parent-style-name="Standard" style:class="extra" style:master-page-name="">
      <style:paragraph-properties fo:margin="100%" fo:margin-left="0.499cm" fo:margin-right="0cm" fo:margin-top="0cm" fo:margin-bottom="0cm" style:contextual-spacing="false" fo:text-indent="-0.499cm" style:auto-text-indent="false" style:page-number="auto" text:number-lines="false" text:line-number="0"/>
      <style:text-properties fo:font-size="8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Index_20_Heading" style:display-name="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cm" fo:margin-right="0cm" fo:margin-top="0cm" fo:margin-bottom="0cm" style:contextual-spacing="false" fo:text-indent="0cm" style:auto-text-indent="false"/>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2ef5aff-a6fb0ff-166bdff-cf087ad-0f1389</meta:generator>
    <meta:initial-creator>Frank Fesevur</meta:initial-creator>
    <meta:creation-date>2007-03-25T12:47:42</meta:creation-date>
    <dc:date>2013-01-09T14:36:24.22</dc:date>
    <meta:editing-cycles>218</meta:editing-cycles>
    <meta:editing-duration>P3DT22H24M38S</meta:editing-duration>
    <meta:document-statistic meta:table-count="0" meta:image-count="0" meta:object-count="0" meta:page-count="7" meta:paragraph-count="160" meta:word-count="2471" meta:character-count="14392" meta:non-whitespace-character-count="12095"/>
    <meta:user-defined meta:name="Info 1"/>
    <meta:user-defined meta:name="Info 2"/>
    <meta:user-defined meta:name="Info 3"/>
    <meta:user-defined meta:name="Info 4"/>
  </office:meta>
</office:document-meta>
</file>